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handas" fo:font-size="20pt" officeooo:rsid="001044e6" officeooo:paragraph-rsid="001044e6"/>
    </style:style>
    <style:style style:name="P2" style:family="paragraph" style:parent-style-name="Standard">
      <style:text-properties style:font-name="Chandas" fo:font-size="12pt" officeooo:rsid="0012ee38" officeooo:paragraph-rsid="0012ee38"/>
    </style:style>
    <style:style style:name="P3" style:family="paragraph" style:parent-style-name="Standard">
      <style:text-properties style:font-name="Chandas" fo:font-size="12pt" officeooo:rsid="001e1df7" officeooo:paragraph-rsid="001e1df7"/>
    </style:style>
    <style:style style:name="P4" style:family="paragraph" style:parent-style-name="Standard">
      <style:text-properties style:font-name="Chandas" fo:font-size="12pt" officeooo:rsid="001fde24" officeooo:paragraph-rsid="001fde24"/>
    </style:style>
    <style:style style:name="P5" style:family="paragraph" style:parent-style-name="Standard">
      <style:text-properties style:font-name="Chandas" fo:font-size="12pt" officeooo:rsid="0032cc23" officeooo:paragraph-rsid="0032cc23"/>
    </style:style>
    <style:style style:name="P6" style:family="paragraph" style:parent-style-name="Standard">
      <style:text-properties style:font-name="Chandas" fo:font-size="12pt" officeooo:rsid="004c0c95" officeooo:paragraph-rsid="004c0c95"/>
    </style:style>
    <style:style style:name="T1" style:family="text">
      <style:text-properties officeooo:rsid="001c7a6b"/>
    </style:style>
    <style:style style:name="T2" style:family="text">
      <style:text-properties officeooo:rsid="0020ceb2"/>
    </style:style>
    <style:style style:name="T3" style:family="text">
      <style:text-properties officeooo:rsid="0024e5c9"/>
    </style:style>
    <style:style style:name="T4" style:family="text">
      <style:text-properties officeooo:rsid="0025eea8"/>
    </style:style>
    <style:style style:name="T5" style:family="text">
      <style:text-properties officeooo:rsid="0027a918"/>
    </style:style>
    <style:style style:name="T6" style:family="text">
      <style:text-properties officeooo:rsid="0027d1cb"/>
    </style:style>
    <style:style style:name="T7" style:family="text">
      <style:text-properties officeooo:rsid="0029beb3"/>
    </style:style>
    <style:style style:name="T8" style:family="text">
      <style:text-properties officeooo:rsid="002cf97e"/>
    </style:style>
    <style:style style:name="T9" style:family="text">
      <style:text-properties officeooo:rsid="002d6721"/>
    </style:style>
    <style:style style:name="T10" style:family="text">
      <style:text-properties officeooo:rsid="0034a9ce"/>
    </style:style>
    <style:style style:name="T11" style:family="text">
      <style:text-properties officeooo:rsid="003a280b"/>
    </style:style>
    <style:style style:name="T12" style:family="text">
      <style:text-properties officeooo:rsid="003af0bb"/>
    </style:style>
    <style:style style:name="T13" style:family="text">
      <style:text-properties officeooo:rsid="003cb8b2"/>
    </style:style>
    <style:style style:name="T14" style:family="text">
      <style:text-properties officeooo:rsid="003ea5cf"/>
    </style:style>
    <style:style style:name="T15" style:family="text">
      <style:text-properties officeooo:rsid="003f4dd0"/>
    </style:style>
    <style:style style:name="T16" style:family="text">
      <style:text-properties officeooo:rsid="00413586"/>
    </style:style>
    <style:style style:name="T17" style:family="text">
      <style:text-properties officeooo:rsid="00444782"/>
    </style:style>
    <style:style style:name="T18" style:family="text">
      <style:text-properties officeooo:rsid="00460258"/>
    </style:style>
    <style:style style:name="T19" style:family="text">
      <style:text-properties officeooo:rsid="004aa1d5"/>
    </style:style>
    <style:style style:name="T20" style:family="text">
      <style:text-properties officeooo:rsid="004e50b2"/>
    </style:style>
    <style:style style:name="T21" style:family="text">
      <style:text-properties officeooo:rsid="0052a7d8"/>
    </style:style>
    <style:style style:name="T22" style:family="text">
      <style:text-properties officeooo:rsid="0052b33e"/>
    </style:style>
    <style:style style:name="T23" style:family="text">
      <style:text-properties officeooo:rsid="00535cdd"/>
    </style:style>
    <style:style style:name="T24" style:family="text">
      <style:text-properties officeooo:rsid="00588db9"/>
    </style:style>
    <style:style style:name="T25" style:family="text">
      <style:text-properties officeooo:rsid="0059dd48"/>
    </style:style>
    <style:style style:name="T26" style:family="text">
      <style:text-properties officeooo:rsid="005b0a51"/>
    </style:style>
    <style:style style:name="T27" style:family="text">
      <style:text-properties officeooo:rsid="005b2340"/>
    </style:style>
    <style:style style:name="T28" style:family="text">
      <style:text-properties officeooo:rsid="005b603c"/>
    </style:style>
    <style:style style:name="T29" style:family="text">
      <style:text-properties officeooo:rsid="005c7d54"/>
    </style:style>
    <style:style style:name="T30" style:family="text">
      <style:text-properties officeooo:rsid="005e4c4d"/>
    </style:style>
    <style:style style:name="T31" style:family="text">
      <style:text-properties officeooo:rsid="005fe7cd"/>
    </style:style>
    <style:style style:name="T32" style:family="text">
      <style:text-properties officeooo:rsid="00602c7e"/>
    </style:style>
    <style:style style:name="T33" style:family="text">
      <style:text-properties officeooo:rsid="0066552a"/>
    </style:style>
    <style:style style:name="T34" style:family="text">
      <style:text-properties officeooo:rsid="0066a726"/>
    </style:style>
    <style:style style:name="T35" style:family="text">
      <style:text-properties officeooo:rsid="0066e1a9"/>
    </style:style>
    <style:style style:name="T36" style:family="text">
      <style:text-properties officeooo:rsid="006b9611"/>
    </style:style>
    <style:style style:name="T37" style:family="text">
      <style:text-properties officeooo:rsid="006d3721"/>
    </style:style>
    <style:style style:name="T38" style:family="text">
      <style:text-properties officeooo:rsid="006eb6be"/>
    </style:style>
    <style:style style:name="T39" style:family="text">
      <style:text-properties officeooo:rsid="007080e7"/>
    </style:style>
    <style:style style:name="T40" style:family="text">
      <style:text-properties officeooo:rsid="0070db0c"/>
    </style:style>
    <style:style style:name="T41" style:family="text">
      <style:text-properties officeooo:rsid="00779625"/>
    </style:style>
    <style:style style:name="T42" style:family="text">
      <style:text-properties officeooo:rsid="007933c5"/>
    </style:style>
    <style:style style:name="T43" style:family="text">
      <style:text-properties officeooo:rsid="007a561b"/>
    </style:style>
    <style:style style:name="T44" style:family="text">
      <style:text-properties officeooo:rsid="007bfb9c"/>
    </style:style>
    <style:style style:name="T45" style:family="text">
      <style:text-properties officeooo:rsid="007d298b"/>
    </style:style>
    <style:style style:name="T46" style:family="text">
      <style:text-properties officeooo:rsid="007f18cd"/>
    </style:style>
    <style:style style:name="T47" style:family="text">
      <style:text-properties officeooo:rsid="00802ebe"/>
    </style:style>
    <style:style style:name="T48" style:family="text">
      <style:text-properties officeooo:rsid="0080aa08"/>
    </style:style>
    <style:style style:name="T49" style:family="text">
      <style:text-properties officeooo:rsid="00830f26"/>
    </style:style>
    <style:style style:name="T50" style:family="text">
      <style:text-properties officeooo:rsid="0083eff7"/>
    </style:style>
    <style:style style:name="T51" style:family="text">
      <style:text-properties officeooo:rsid="0085cfba"/>
    </style:style>
    <style:style style:name="T52" style:family="text">
      <style:text-properties officeooo:rsid="0086ca63"/>
    </style:style>
    <style:style style:name="T53" style:family="text">
      <style:text-properties officeooo:rsid="00872fef"/>
    </style:style>
    <style:style style:name="T54" style:family="text">
      <style:text-properties officeooo:rsid="008c3f76"/>
    </style:style>
    <style:style style:name="T55" style:family="text">
      <style:text-properties officeooo:rsid="008dcd78"/>
    </style:style>
    <style:style style:name="T56" style:family="text">
      <style:text-properties officeooo:rsid="008f1983"/>
    </style:style>
    <style:style style:name="T57" style:family="text">
      <style:text-properties officeooo:rsid="0090f335"/>
    </style:style>
    <style:style style:name="T58" style:family="text">
      <style:text-properties officeooo:rsid="0091bd54"/>
    </style:style>
    <style:style style:name="T59" style:family="text">
      <style:text-properties officeooo:rsid="0093b876"/>
    </style:style>
    <style:style style:name="T60" style:family="text">
      <style:text-properties officeooo:rsid="0093bf24"/>
    </style:style>
    <style:style style:name="T61" style:family="text">
      <style:text-properties officeooo:rsid="00974318"/>
    </style:style>
    <style:style style:name="T62" style:family="text">
      <style:text-properties officeooo:rsid="0098e39f"/>
    </style:style>
    <style:style style:name="T63" style:family="text">
      <style:text-properties officeooo:rsid="009ad441"/>
    </style:style>
    <style:style style:name="T64" style:family="text">
      <style:text-properties officeooo:rsid="009b9502"/>
    </style:style>
    <style:style style:name="T65" style:family="text">
      <style:text-properties officeooo:rsid="009bfac7"/>
    </style:style>
    <style:style style:name="T66" style:family="text">
      <style:text-properties officeooo:rsid="009c1dff"/>
    </style:style>
    <style:style style:name="T67" style:family="text">
      <style:text-properties officeooo:rsid="009dab78"/>
    </style:style>
    <style:style style:name="T68" style:family="text">
      <style:text-properties officeooo:rsid="009e8457"/>
    </style:style>
    <style:style style:name="T69" style:family="text">
      <style:text-properties officeooo:rsid="00a13d6b"/>
    </style:style>
    <style:style style:name="T70" style:family="text">
      <style:text-properties officeooo:rsid="00a28616"/>
    </style:style>
    <style:style style:name="T71" style:family="text">
      <style:text-properties officeooo:rsid="00a377ff"/>
    </style:style>
    <style:style style:name="T72" style:family="text">
      <style:text-properties officeooo:rsid="00a49154"/>
    </style:style>
    <style:style style:name="T73" style:family="text">
      <style:text-properties officeooo:rsid="00a84f98"/>
    </style:style>
    <style:style style:name="T74" style:family="text">
      <style:text-properties officeooo:rsid="00a9484d"/>
    </style:style>
    <style:style style:name="T75" style:family="text">
      <style:text-properties officeooo:rsid="00aa307b"/>
    </style:style>
    <style:style style:name="T76" style:family="text">
      <style:text-properties officeooo:rsid="00ab40c4"/>
    </style:style>
    <style:style style:name="T77" style:family="text">
      <style:text-properties officeooo:rsid="00b28839"/>
    </style:style>
    <style:style style:name="T78" style:family="text">
      <style:text-properties officeooo:rsid="00b2a629"/>
    </style:style>
    <style:style style:name="T79" style:family="text">
      <style:text-properties officeooo:rsid="00b3d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utsch Textanalyse</text:p>
      <text:p text:style-name="P2">Reader S. <text:span text:style-name="T1">37</text:span></text:p>
      <text:p text:style-name="P3">Das Fenstertheater</text:p>
      <text:p text:style-name="P3"/>
      <text:p text:style-name="P4">In der Kurzgeschichte “Das Fenstertheater” von Ilse Aichinger, die im Jahr <text:s/>&lt;Jahr&gt; <text:span text:style-name="T2">veröffentlicht wurde, geht es um </text:span><text:span text:style-name="T3">eine einseitige Misskommunikation zwischen zwei Personen, die </text:span><text:span text:style-name="T4">gegenüber voneinander wohnen. </text:span><text:span text:style-name="T5">Die Hauptperson, die Frau, beobachtet einen älteren Mann, </text:span><text:span text:style-name="T6">der </text:span><text:span text:style-name="T7">am Fenster </text:span><text:span text:style-name="T8">rumblödelt. Die Frau denkt, es sei an sie gerichtet, </text:span><text:span text:style-name="T9">da sie der Auffassung ist, dass über und unter ihr niemand wohnt,</text:span><text:span text:style-name="T8"> und ruft die Polizei und als sie dann mit der Polizei in der Wohnung des alten Mannes steht, sieht sie, dass es an ein Kleinkind gerichtet war, das direkt über ihr wohnt.</text:span></text:p>
      <text:p text:style-name="P4"/>
      <text:p text:style-name="P4"/>
      <text:p text:style-name="P5">Die Geschichte findet in einer wenig befahrenen Straße statt. Hauptfigur ist eine Frau, deren Namen wir nicht erfahren, <text:span text:style-name="T10">der auch nicht relevant ist. </text:span><text:span text:style-name="T11">Die Frau wohnt im vorletzten Stock </text:span><text:span text:style-name="T12">eines Hauses. Unter ihr ist eine Werkstatt, </text:span><text:span text:style-name="T13">die zur Erzählzeit, Nachmittags beziwhungsweise Abends, schon zu hatte. </text:span><text:span text:style-name="T14">Die Frau ist der Meinung, dass auch über ihr niemand mehr zu gange war, weil sie denkt, dass die Wohnung über ihr leer steht. </text:span><text:span text:style-name="T15">Im späteren Verlauf der Geschicht</text:span><text:span text:style-name="T17">e</text:span><text:span text:style-name="T15"> erfährt der Leser wiederum, dass dies nicht der Fall ist. </text:span><text:span text:style-name="T16">In der Wohnung über ihr wohnt nähmlich eine Familie </text:span><text:soft-page-break/><text:span text:style-name="T16">mit Kleinkind. </text:span><text:span text:style-name="T18">Zweitet Aktor in der Kurzgeschicht ist der alte Mann aus der Wohnung gegenüber. </text:span><text:span text:style-name="T19">Über ihn erfahren wir nichts weiteres. </text:span></text:p>
      <text:p text:style-name="P5"/>
      <text:p text:style-name="P6">Am Anfang der Geschichte <text:span text:style-name="T20">wird erzählt, wie die Frau an ihrem Fenster steht und der alte Mann das Licht in seiner Wohnung angeknippst hat. </text:span><text:span text:style-name="T21">Der Mann hat danach in die Richtung der Frau genickt. Die Frau denkt, es sei an sie gerichtet, obwohl der Mann es an das Kleinkind in der Wohnung gerichtet hat. </text:span><text:span text:style-name="T22">Die Frau interprätiert es nur falsch, da sie von dem Kleinkind über ihr nichts weiß. Sie Fragt sich auch, ob es wirklich an sie gerichtet ist (Z. </text:span><text:span text:style-name="T23">10). </text:span><text:span text:style-name="T24">Anschließend Nickt sie dem alten Mann zu und dieser nickt zurück (Z. 11f). </text:span><text:span text:style-name="T25">Der Mann ist etwas durch den Wind, was daran gezeigt wird, dass er nichtmal bemerkt, dass er keinen Hut und Ma</text:span><text:span text:style-name="T26">nte</text:span><text:span text:style-name="T25">l anhat </text:span><text:span text:style-name="T27">(Z. </text:span><text:span text:style-name="T28">12f). </text:span><text:span text:style-name="T29">Kurz danach holt er </text:span><text:span text:style-name="T30">ein weißes Tuch rauß und wedelt damit, </text:span><text:span text:style-name="T31">zunehmend eifriger (Z. </text:span><text:span text:style-name="T32">14f). </text:span><text:span text:style-name="T33">Er blödelt immer mehr rum (Z. 17ff). </text:span><text:span text:style-name="T34">Die Frau denkt, </text:span><text:span text:style-name="T35">der Mann sei psychisch gestört und ruft dementsprechend präventiv die Polizei </text:span><text:span text:style-name="T36">(Z. </text:span><text:span text:style-name="T37">24). </text:span><text:span text:style-name="T38">Der mann fährt fort mit seinen Blödeleien (Z. </text:span><text:span text:style-name="T39">25</text:span><text:span text:style-name="T40">). </text:span><text:span text:style-name="T41">Die Frau lauschte dem Lärm der Stadt (Z. </text:span><text:span text:style-name="T42">26ff), </text:span><text:span text:style-name="T43">Als der Streifenwagen in die Straße einbog, </text:span><text:span text:style-name="T44">ging sie schnell die Treppen runter </text:span><text:span text:style-name="T45">(Z.3</text:span><text:span text:style-name="T46">2</text:span><text:span text:style-name="T45">). </text:span><text:span text:style-name="T47">Eine Menschenmenge hatte sich bereits um den Polizeiwagen gebildet, </text:span><text:span text:style-name="T48">die Die Polizisten auch mit in das Haus folgen </text:span><text:span text:style-name="T49">(Z. </text:span><text:span text:style-name="T50">32ff). </text:span><text:span text:style-name="T51">Die Polizisten brichen die Tür auf, nachdem der Mann nicht auf ihr Klopfen reagiert (Z. </text:span><text:span text:style-name="T52">36</text:span><text:span text:style-name="T53">f</text:span><text:span text:style-name="T52">). </text:span><text:span text:style-name="T54">Zwei der Polizisten </text:span><text:span text:style-name="T55">zogen ihre Stiefel aus, </text:span><text:span text:style-name="T56">ob es noch mehr Polizisten gibt, bleibt verschwiegen (Z. </text:span><text:span text:style-name="T57">39). </text:span><text:span text:style-name="T58">Als die Polizisten </text:span><text:soft-page-break/><text:span text:style-name="T58">den Alten Mann erblicken, </text:span><text:span text:style-name="T59">blödelt er immer am Fenster um, was den ersten Anblick darauf schließen lässt, dass </text:span><text:span text:style-name="T60">das geblödel nicht an sie gerichtet war </text:span><text:span text:style-name="T61">(Z. </text:span><text:span text:style-name="T62">42f). </text:span><text:span text:style-name="T63">Als sie dann aus dem </text:span><text:span text:style-name="T64">Fenster des Nachbars guckt,</text:span><text:span text:style-name="T66">wie in der Wohnung </text:span><text:span text:style-name="T65">über ihrer das Licht bren</text:span><text:span text:style-name="T66">n</text:span><text:span text:style-name="T65">t (Z. 48/1</text:span><text:span text:style-name="T67">ff</text:span><text:span text:style-name="T65">). </text:span><text:span text:style-name="T68">In der Wohnung, die über ihrer liegt, </text:span><text:span text:style-name="T69">sieht sie ein</text:span><text:span text:style-name="T70">en kleinen “Buben”. Offensichtlich hat der </text:span><text:span text:style-name="T71">alte Mann </text:span><text:span text:style-name="T72">für diese Kleinkind rumgeblödelt. </text:span><text:span text:style-name="T73">Das Kleinkind </text:span><text:span text:style-name="T74">ist auch in seinem Zimmer </text:span><text:span text:style-name="T75">am rumblödeln und “wirft” am Ende den Polizisten das Lachen ins Gesicht </text:span><text:span text:style-name="T76">(Z. 49ff)</text:span><text:span text:style-name="T7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4:03:40.565202877</meta:creation-date>
    <meta:generator>LibreOffice/6.4.7.2$Linux_X86_64 LibreOffice_project/40$Build-2</meta:generator>
    <dc:date>2022-01-10T21:00:13.801168135</dc:date>
    <meta:editing-duration>PT1H51M30S</meta:editing-duration>
    <meta:editing-cycles>119</meta:editing-cycles>
    <meta:document-statistic meta:table-count="0" meta:image-count="0" meta:object-count="0" meta:page-count="3" meta:paragraph-count="6" meta:word-count="545" meta:character-count="3268" meta:non-whitespace-character-count="2727"/>
  </office:meta>
</office:document-meta>
</file>